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Right_20_Page">
      <style:table-properties style:width="6.6889in" fo:margin-left="0.0083in" style:page-number="auto" table:align="left"/>
    </style:style>
    <style:style style:name="Table1.A" style:family="table-column">
      <style:table-column-properties style:column-width="6.6889in"/>
    </style:style>
    <style:style style:name="Table1.A1" style:family="table-cell">
      <style:table-cell-properties fo:background-color="#cfe7f5" fo:padding="0.0382in" fo:border="0.05pt solid #000000">
        <style:background-image/>
      </style:table-cell-properties>
    </style:style>
    <style:style style:name="P1" style:family="paragraph" style:parent-style-name="Footer">
      <style:paragraph-properties fo:text-align="center" style:justify-single-word="false"/>
      <style:text-properties officeooo:rsid="003829e2" officeooo:paragraph-rsid="003829e2"/>
    </style:style>
    <style:style style:name="P2" style:family="paragraph" style:parent-style-name="Text_20_body">
      <style:text-properties officeooo:rsid="0013a634" officeooo:paragraph-rsid="0013a634"/>
    </style:style>
    <style:style style:name="P3" style:family="paragraph" style:parent-style-name="Text_20_body">
      <style:text-properties officeooo:rsid="000e7f84" officeooo:paragraph-rsid="000e7f84"/>
    </style:style>
    <style:style style:name="P4" style:family="paragraph" style:parent-style-name="Text_20_body">
      <style:text-properties officeooo:rsid="001537f6" officeooo:paragraph-rsid="001537f6"/>
    </style:style>
    <style:style style:name="P5" style:family="paragraph" style:parent-style-name="Text_20_body">
      <style:text-properties officeooo:rsid="002e61f0" officeooo:paragraph-rsid="00314688"/>
    </style:style>
    <style:style style:name="P6" style:family="paragraph" style:parent-style-name="Standard">
      <style:paragraph-properties fo:text-align="center" style:justify-single-word="false"/>
      <style:text-properties fo:font-weight="bold" officeooo:rsid="0008f96a" officeooo:paragraph-rsid="003829e2" style:font-weight-asian="bold" style:font-weight-complex="bold"/>
    </style:style>
    <style:style style:name="P7" style:family="paragraph" style:parent-style-name="Standard">
      <style:paragraph-properties fo:text-align="center" style:justify-single-word="false"/>
      <style:text-properties fo:font-weight="bold" officeooo:rsid="00099b09" officeooo:paragraph-rsid="003829e2" style:font-weight-asian="bold" style:font-weight-complex="bold"/>
    </style:style>
    <style:style style:name="P8" style:family="paragraph" style:parent-style-name="Standard">
      <style:paragraph-properties fo:text-align="center" style:justify-single-word="false"/>
      <style:text-properties officeooo:rsid="0008f96a" officeooo:paragraph-rsid="003829e2"/>
    </style:style>
    <style:style style:name="P9" style:family="paragraph" style:parent-style-name="Heading_20_3">
      <style:text-properties officeooo:rsid="00104b2d" officeooo:paragraph-rsid="003829e2"/>
    </style:style>
    <style:style style:name="P10" style:family="paragraph" style:parent-style-name="Heading_20_3">
      <style:text-properties officeooo:rsid="0020a26d" officeooo:paragraph-rsid="0020a26d"/>
    </style:style>
    <style:style style:name="P11" style:family="paragraph" style:parent-style-name="Heading_20_3" style:list-style-name="" style:master-page-name="Right_20_Page">
      <style:paragraph-properties fo:text-align="center" style:justify-single-word="false" style:page-number="auto"/>
      <style:text-properties officeooo:rsid="003829e2" officeooo:paragraph-rsid="003829e2"/>
    </style:style>
    <style:style style:name="P12" style:family="paragraph" style:parent-style-name="Text_20_body" style:list-style-name="">
      <style:paragraph-properties fo:text-align="start" style:justify-single-word="false"/>
      <style:text-properties fo:font-size="10pt" fo:font-style="italic" officeooo:rsid="003829e2" officeooo:paragraph-rsid="003829e2" style:font-size-asian="10pt" style:font-style-asian="italic" style:font-size-complex="10pt" style:font-style-complex="italic"/>
    </style:style>
    <style:style style:name="P13" style:family="paragraph" style:parent-style-name="Text_20_body" style:list-style-name="">
      <style:paragraph-properties fo:text-align="start" style:justify-single-word="false"/>
      <style:text-properties officeooo:rsid="003829e2" officeooo:paragraph-rsid="003829e2"/>
    </style:style>
    <style:style style:name="P14" style:family="paragraph" style:parent-style-name="Text_20_body" style:list-style-name="">
      <style:paragraph-properties fo:text-align="start" style:justify-single-word="false"/>
      <style:text-properties officeooo:rsid="0038abb1" officeooo:paragraph-rsid="0038abb1"/>
    </style:style>
    <style:style style:name="P15" style:family="paragraph" style:parent-style-name="Text_20_body" style:list-style-name="">
      <style:paragraph-properties fo:text-align="start" style:justify-single-word="false"/>
      <style:text-properties officeooo:rsid="003b15ec" officeooo:paragraph-rsid="003b15ec"/>
    </style:style>
    <style:style style:name="P16" style:family="paragraph" style:parent-style-name="Text_20_body" style:list-style-name="L1">
      <style:paragraph-properties fo:line-height="100%"/>
      <style:text-properties officeooo:paragraph-rsid="000a6abd"/>
    </style:style>
    <style:style style:name="P17" style:family="paragraph" style:parent-style-name="Text_20_body" style:list-style-name="L1">
      <style:paragraph-properties fo:line-height="100%"/>
      <style:text-properties fo:color="#808080" fo:font-style="normal" officeooo:rsid="000a6abd" officeooo:paragraph-rsid="001bf4ef" style:font-style-asian="normal" style:font-style-complex="normal"/>
    </style:style>
    <style:style style:name="P18" style:family="paragraph" style:parent-style-name="Text_20_body" style:list-style-name="L1">
      <style:paragraph-properties fo:line-height="100%"/>
      <style:text-properties fo:color="#808080" fo:font-style="normal" officeooo:rsid="001bf4ef" officeooo:paragraph-rsid="001bf4ef" style:font-style-asian="normal" style:font-style-complex="normal"/>
    </style:style>
    <style:style style:name="P19" style:family="paragraph" style:parent-style-name="Text_20_body" style:list-style-name="L1">
      <style:paragraph-properties fo:line-height="100%"/>
      <style:text-properties fo:color="#808080" fo:font-style="normal" officeooo:rsid="0019d31b" officeooo:paragraph-rsid="0019d31b" style:font-style-asian="normal" style:font-style-complex="normal"/>
    </style:style>
    <style:style style:name="P20" style:family="paragraph" style:parent-style-name="Text_20_body" style:list-style-name="L1">
      <style:paragraph-properties fo:line-height="100%"/>
      <style:text-properties fo:color="#808080" fo:font-style="normal" fo:font-weight="normal" officeooo:rsid="0017dfdb" officeooo:paragraph-rsid="0017dfdb" style:font-style-asian="normal" style:font-weight-asian="normal" style:font-style-complex="normal" style:font-weight-complex="normal"/>
    </style:style>
    <style:style style:name="P21" style:family="paragraph" style:parent-style-name="Text_20_body" style:list-style-name="L1">
      <style:paragraph-properties fo:line-height="100%"/>
      <style:text-properties style:use-window-font-color="true" fo:font-style="normal" officeooo:rsid="002a405d" officeooo:paragraph-rsid="002a405d" style:font-style-asian="normal" style:font-style-complex="normal"/>
    </style:style>
    <style:style style:name="P22" style:family="paragraph" style:parent-style-name="Text_20_body" style:list-style-name="L1">
      <style:paragraph-properties fo:line-height="100%"/>
      <style:text-properties style:use-window-font-color="true" fo:font-style="normal" officeooo:rsid="001de861" officeooo:paragraph-rsid="001de861" style:font-style-asian="normal" style:font-style-complex="normal"/>
    </style:style>
    <style:style style:name="P23" style:family="paragraph" style:parent-style-name="Text_20_body" style:list-style-name="L1">
      <style:paragraph-properties fo:line-height="100%"/>
      <style:text-properties style:use-window-font-color="true" fo:font-style="normal" officeooo:rsid="001eea1e" officeooo:paragraph-rsid="001eea1e" style:font-style-asian="normal" style:font-style-complex="normal"/>
    </style:style>
    <style:style style:name="P24" style:family="paragraph" style:parent-style-name="Text_20_body" style:list-style-name="L1">
      <style:paragraph-properties fo:line-height="100%"/>
      <style:text-properties style:use-window-font-color="true" fo:font-style="normal" officeooo:rsid="00242185" officeooo:paragraph-rsid="00242185" style:font-style-asian="normal" style:font-style-complex="normal"/>
    </style:style>
    <style:style style:name="P25" style:family="paragraph" style:parent-style-name="Text_20_body" style:list-style-name="L1">
      <style:paragraph-properties fo:line-height="100%"/>
      <style:text-properties style:use-window-font-color="true" fo:font-style="normal" officeooo:rsid="001c43c4" officeooo:paragraph-rsid="001c43c4" style:font-style-asian="normal" style:font-style-complex="normal"/>
    </style:style>
    <style:style style:name="P26" style:family="paragraph" style:parent-style-name="Text_20_body" style:list-style-name="L1">
      <style:paragraph-properties fo:line-height="100%"/>
      <style:text-properties style:use-window-font-color="true" fo:font-style="normal" officeooo:rsid="001c43c4" officeooo:paragraph-rsid="00293c48" style:font-style-asian="normal" style:font-style-complex="normal"/>
    </style:style>
    <style:style style:name="P27" style:family="paragraph" style:parent-style-name="Text_20_body" style:list-style-name="L1">
      <style:paragraph-properties fo:line-height="100%"/>
      <style:text-properties style:use-window-font-color="true" fo:font-style="normal" officeooo:rsid="00293c48" officeooo:paragraph-rsid="00293c48" style:font-style-asian="normal" style:font-style-complex="normal"/>
    </style:style>
    <style:style style:name="P28" style:family="paragraph" style:parent-style-name="Text_20_body" style:list-style-name="L1">
      <style:paragraph-properties fo:line-height="100%"/>
      <style:text-properties style:use-window-font-color="true" fo:font-style="normal" officeooo:rsid="001bf4ef" officeooo:paragraph-rsid="001bf4ef" style:font-style-asian="normal" style:font-style-complex="normal"/>
    </style:style>
    <style:style style:name="P29" style:family="paragraph" style:parent-style-name="Text_20_body" style:list-style-name="L1">
      <style:paragraph-properties fo:line-height="100%"/>
      <style:text-properties style:use-window-font-color="true" fo:font-style="normal" officeooo:rsid="0019d31b" officeooo:paragraph-rsid="0019d31b" style:font-style-asian="normal" style:font-style-complex="normal"/>
    </style:style>
    <style:style style:name="P30" style:family="paragraph" style:parent-style-name="Text_20_body" style:list-style-name="L1">
      <style:paragraph-properties fo:line-height="100%"/>
      <style:text-properties style:use-window-font-color="true" fo:font-style="normal" officeooo:rsid="0015d7ae" officeooo:paragraph-rsid="0017dfdb" style:font-style-asian="normal" style:font-style-complex="normal"/>
    </style:style>
    <style:style style:name="P31" style:family="paragraph" style:parent-style-name="Text_20_body" style:list-style-name="L1">
      <style:paragraph-properties fo:line-height="100%"/>
      <style:text-properties style:use-window-font-color="true" fo:font-style="normal" style:text-underline-style="solid" style:text-underline-width="auto" style:text-underline-color="font-color" officeooo:rsid="00314688" officeooo:paragraph-rsid="00314688" style:font-style-asian="normal" style:font-style-complex="normal"/>
    </style:style>
    <style:style style:name="P32" style:family="paragraph" style:parent-style-name="Text_20_body" style:list-style-name="L1">
      <style:paragraph-properties fo:line-height="100%"/>
      <style:text-properties style:use-window-font-color="true" fo:font-style="normal" fo:font-weight="normal" officeooo:rsid="0017dfdb" officeooo:paragraph-rsid="0017dfdb" style:font-style-asian="normal" style:font-weight-asian="normal" style:font-style-complex="normal" style:font-weight-complex="normal"/>
    </style:style>
    <style:style style:name="P33" style:family="paragraph" style:parent-style-name="Text_20_body" style:list-style-name="L1">
      <style:paragraph-properties fo:line-height="100%"/>
      <style:text-properties officeooo:rsid="000a6abd" officeooo:paragraph-rsid="000a6abd"/>
    </style:style>
    <style:style style:name="P34" style:family="paragraph" style:parent-style-name="Text_20_body" style:list-style-name="L1">
      <style:paragraph-properties fo:line-height="100%"/>
      <style:text-properties officeooo:rsid="000c666e" officeooo:paragraph-rsid="000c666e"/>
    </style:style>
    <style:style style:name="P35" style:family="paragraph" style:parent-style-name="Text_20_body" style:list-style-name="L1">
      <style:paragraph-properties fo:line-height="100%"/>
      <style:text-properties officeooo:rsid="000c666e" officeooo:paragraph-rsid="0017dfdb"/>
    </style:style>
    <style:style style:name="P36" style:family="paragraph" style:parent-style-name="Text_20_body" style:list-style-name="L2">
      <style:text-properties officeooo:rsid="000d7b9e" officeooo:paragraph-rsid="000d7b9e"/>
    </style:style>
    <style:style style:name="P37" style:family="paragraph" style:parent-style-name="Text_20_body" style:list-style-name="L3">
      <style:text-properties officeooo:rsid="0020a26d" officeooo:paragraph-rsid="0020a26d"/>
    </style:style>
    <style:style style:name="P38" style:family="paragraph" style:parent-style-name="Text_20_body" style:list-style-name="L3">
      <style:text-properties officeooo:rsid="002250ca" officeooo:paragraph-rsid="002250ca"/>
    </style:style>
    <style:style style:name="T1" style:family="text">
      <style:text-properties fo:font-weight="bold" style:font-weight-asian="bold" style:font-weight-complex="bold"/>
    </style:style>
    <style:style style:name="T2" style:family="text">
      <style:text-properties fo:font-weight="bold" officeooo:rsid="000a6abd" style:font-weight-asian="bold" style:font-weight-complex="bold"/>
    </style:style>
    <style:style style:name="T3" style:family="text">
      <style:text-properties officeooo:rsid="000a6abd"/>
    </style:style>
    <style:style style:name="T4" style:family="text">
      <style:text-properties fo:color="#808080" fo:font-style="italic" officeooo:rsid="000a6abd" style:font-style-asian="italic" style:font-style-complex="italic"/>
    </style:style>
    <style:style style:name="T5" style:family="text">
      <style:text-properties fo:color="#808080" fo:font-style="normal" officeooo:rsid="000a6abd" style:font-style-asian="normal" style:font-style-complex="normal"/>
    </style:style>
    <style:style style:name="T6" style:family="text">
      <style:text-properties style:use-window-font-color="true" fo:font-style="normal" style:font-style-asian="normal" style:font-style-complex="normal"/>
    </style:style>
    <style:style style:name="T7" style:family="text">
      <style:text-properties style:use-window-font-color="true" fo:font-style="normal" officeooo:rsid="000a6abd" style:font-style-asian="normal" style:font-style-complex="normal"/>
    </style:style>
    <style:style style:name="T8" style:family="text">
      <style:text-properties style:use-window-font-color="true" fo:font-style="normal" fo:font-weight="bold" style:font-style-asian="normal" style:font-weight-asian="bold" style:font-style-complex="normal" style:font-weight-complex="bold"/>
    </style:style>
    <style:style style:name="T9" style:family="text">
      <style:text-properties style:use-window-font-color="true" fo:font-style="normal" fo:font-weight="bold" officeooo:rsid="000a6abd" style:font-style-asian="normal" style:font-weight-asian="bold" style:font-style-complex="normal" style:font-weight-complex="bold"/>
    </style:style>
    <style:style style:name="T10" style:family="text">
      <style:text-properties style:use-window-font-color="true" fo:font-size="10pt" fo:font-style="normal" style:font-size-asian="10pt" style:font-style-asian="normal" style:font-size-complex="10pt" style:font-style-complex="normal"/>
    </style:style>
    <style:style style:name="T11" style:family="text">
      <style:text-properties style:use-window-font-color="true" fo:font-size="10pt" fo:font-style="normal" officeooo:rsid="000a6abd" style:font-size-asian="10pt" style:font-style-asian="normal" style:font-size-complex="10pt" style:font-style-complex="normal"/>
    </style:style>
    <style:style style:name="T12" style:family="text">
      <style:text-properties fo:color="#666666" fo:font-style="italic" style:font-style-asian="italic" style:font-style-complex="italic"/>
    </style:style>
    <style:style style:name="T13" style:family="text">
      <style:text-properties fo:color="#666666" fo:font-style="italic" officeooo:rsid="000a6abd" style:font-style-asian="italic" style:font-style-complex="italic"/>
    </style:style>
    <style:style style:name="T14" style:family="text">
      <style:text-properties fo:font-size="10pt" officeooo:rsid="000a6abd" style:font-size-asian="10pt" style:font-size-complex="10pt"/>
    </style:style>
    <style:style style:name="T15" style:family="text">
      <style:text-properties officeooo:rsid="000fb6a1"/>
    </style:style>
    <style:style style:name="T16" style:family="text">
      <style:text-properties officeooo:rsid="0019d31b"/>
    </style:style>
    <style:style style:name="T17" style:family="text">
      <style:text-properties officeooo:rsid="0020a26d"/>
    </style:style>
    <style:style style:name="T18" style:family="text">
      <style:text-properties officeooo:rsid="002752ae"/>
    </style:style>
    <style:style style:name="T19" style:family="text">
      <style:text-properties officeooo:rsid="002a405d"/>
    </style:style>
    <style:style style:name="T20" style:family="text">
      <style:text-properties fo:font-style="normal" officeooo:rsid="0015d7ae" style:font-style-asian="normal" style:font-style-complex="normal"/>
    </style:style>
    <style:style style:name="T21" style:family="text">
      <style:text-properties officeooo:rsid="002ba115"/>
    </style:style>
    <style:style style:name="T22" style:family="text">
      <style:text-properties officeooo:rsid="00314688"/>
    </style:style>
    <style:style style:name="T23" style:family="text">
      <style:text-properties officeooo:rsid="00337312"/>
    </style:style>
    <style:style style:name="T24" style:family="text">
      <style:text-properties officeooo:rsid="0034051f"/>
    </style:style>
    <style:style style:name="T25" style:family="text">
      <style:text-properties officeooo:rsid="00355511"/>
    </style:style>
    <style:style style:name="T26" style:family="text">
      <style:text-properties officeooo:rsid="00369e04"/>
    </style:style>
    <style:style style:name="T27" style:family="text">
      <style:text-properties officeooo:rsid="00395e98"/>
    </style:style>
    <style:style style:name="T28" style:family="text">
      <style:text-properties officeooo:rsid="003bfb1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3">Cover letter for the application</text:h>
      <text:h text:style-name="P12" text:outline-level="3">Hello, this is a short cover letter for my application. Below in the document you can find my CV. They are combined in the same document as it’s permitted only single attachment here.</text:h>
      <text:h text:style-name="P13" text:outline-level="3"/>
      <text:h text:style-name="P14" text:outline-level="3">You may consider my application not quite relevant based on my experience to your position, but I’d like to <text:span text:style-name="T27">assure you, that during my work dozens times I was in situation when I had to quickly and quite deeply dive into new fields to provide emergent assistance to my colleagues, for example I learnt: neural networks and trading robots, telecom protocols and network analyser application source code (for patching it), syntax analysis and cyphering algorithms…</text:span></text:h>
      <text:h text:style-name="P15" text:outline-level="3">That is to say I highly motivated to reaching targets and usually I like studying something new <text:span text:style-name="T28">if it helps getting work done.</text:span></text:h>
      <table:table table:name="Table1" table:style-name="Table1">
        <table:table-column table:style-name="Table1.A"/>
        <table:table-row>
          <table:table-cell table:style-name="Table1.A1" office:value-type="string">
            <text:p text:style-name="P6">Andrey Kashirin</text:p>
            <text:p text:style-name="P7">CTO</text:p>
            <text:p text:style-name="P6">Moscow, Russia</text:p>
            <text:p text:style-name="P8"><text:a xlink:type="simple" xlink:href="mailto:kashirinas@rambler.ru" text:style-name="Internet_20_link" text:visited-style-name="Visited_20_Internet_20_Link"><text:span text:style-name="T1">kashirinas@rambler.ru</text:span></text:a></text:p>
            <text:p text:style-name="P6">+7 926 014 2327</text:p>
          </table:table-cell>
        </table:table-row>
      </table:table>
      <text:h text:style-name="P9" text:outline-level="3">Summary</text:h>
      <text:p text:style-name="P2"><text:tab/>I’ve started my career as a telecom engineer, meanwhile having high passion to software development. Both of these fields are joined in my position as CTO developing software for Telecommunication industry.</text:p>
      <text:p text:style-name="P2">I’ve been working in startups where we had very limited resources at the beginning and I’ve had to try different roles, therefore I’ve got practical understanding of daily tasks and the needs of participants of software company’s team; later when team grew I took more management functions.</text:p>
      <text:p text:style-name="P4">My team and I both had high attitude and motivation regardless nature of task or problem therefore there were no failed technical tasks, where we took part. Of course that implies work under high pressure and in agile environment.</text:p>
      <text:p text:style-name="P5">I can abstract from problem to <text:span text:style-name="T22">be </text:span>able to look on to in from different angles, which may speed up its solving. As a good side effect of this, quite frequently, I see both points of view of arguing parties, so I help them to reach understanding.</text:p>
      <text:h text:style-name="Heading_20_3" text:outline-level="3">Employment history</text:h>
      <text:list xml:id="list8810673334301916841" text:style-name="L1">
        <text:list-item>
          <text:p text:style-name="P16"><text:span text:style-name="T14">July 2017 – Present</text:span><text:span text:style-name="T3">. </text:span><text:a xlink:type="simple" xlink:href="http://sysqual.net/" text:style-name="Internet_20_link" text:visited-style-name="Visited_20_Internet_20_Link"><text:span text:style-name="T3">SysQual</text:span></text:a><text:span text:style-name="T3">, </text:span><text:span text:style-name="T2">CTO</text:span><text:span text:style-name="T3">. </text:span><text:span text:style-name="T4">Moscow, Russia</text:span></text:p>
          <text:p text:style-name="P17">Development of Telco probed passive monitoring equipment.</text:p>
          <text:p text:style-name="P21">Product won <text:span text:style-name="T26">a quite demanding </text:span>tender in Tier I telco operator, <text:span text:style-name="T25">while majority of the competitors even were not short-listed; </text:span>contract is under negotiation.</text:p>
          <text:p text:style-name="P21">Management of the team of 15+ developers, including <text:span text:style-name="T23">75%</text:span> remote members.</text:p>
          <text:p text:style-name="P21">Direct participation in solving of difficult technical problems.</text:p>
          <text:p text:style-name="P21">Research in subject area.</text:p>
        </text:list-item>
        <text:list-item>
          <text:p text:style-name="P16"><text:span text:style-name="T11">October 2017 - May 2018 (8 months)</text:span><text:span text:style-name="T7">.</text:span><text:span text:style-name="T5"> </text:span><text:a xlink:type="simple" xlink:href="http://sysqual.net/" text:style-name="Internet_20_link" text:visited-style-name="Visited_20_Internet_20_Link">SysQual</text:a><text:span text:style-name="T5">, </text:span><text:span text:style-name="T9">Platform Engineer</text:span><text:span text:style-name="T4">. Moscow, Russia</text:span></text:p>
          <text:p text:style-name="P17">Development of Telco probed passive monitoring equipment.</text:p>
          <text:p text:style-name="P22">Partially working as platform engineer I developed the following applications and implement changes:</text:p>
          <text:list>
            <text:list-item>
              <text:p text:style-name="P22">Self-health check application, which monitor product’s health and reports problems.</text:p>
            </text:list-item>
            <text:list-item>
              <text:p text:style-name="P22">SNMP &amp; RESTful interface for product specific KPIs and application which makes their periodic poll and storage.</text:p>
            </text:list-item>
            <text:list-item>
              <text:p text:style-name="P22">RESTful interface for version polling of the system components.</text:p>
            </text:list-item>
            <text:list-item>
              <text:p text:style-name="P23">Migration of <text:span text:style-name="T17">local </text:span>file-based config process’ supervisor to standard systemd units with centralized config in DB.</text:p>
            </text:list-item>
            <text:list-item>
              <text:p text:style-name="P24"><text:soft-page-break/><text:span text:style-name="T18">Prototypes of </text:span>Element Management System for Cloud Native applications</text:p>
            </text:list-item>
          </text:list>
        </text:list-item>
        <text:list-item>
          <text:p text:style-name="P16"><text:span text:style-name="T11">April 2013 - July 2017 (4 years 4 months),</text:span><text:span text:style-name="T7"> Rivasense Technologies, </text:span><text:span text:style-name="T9">CTO</text:span><text:span text:style-name="T7">, </text:span><text:span text:style-name="T13">Moscow, Russia</text:span></text:p>
          <text:p text:style-name="P17">Development of Telco probed passive monitoring equipment.</text:p>
          <text:p text:style-name="P31">Intellectual property and the whole team were bought by Swiss company, one of the market leader, I think this proves good quality <text:span text:style-name="T24">of the </text:span>product.</text:p>
          <text:p text:style-name="P25">I combine both CTO and chief architect roles. Under my supervision were product development and deployment. The product was developed from scratch up to mature system exceeding many competitors.</text:p>
          <text:p text:style-name="P26">First two commercial installations in Tier II and III operators in CIS.</text:p>
          <text:p text:style-name="P27">I built SW development cycle: task discussion, formalization, development, testing and implementation.</text:p>
          <text:p text:style-name="P27">Intruded a continuous integration system (code fetching, verify, testing, packaging)</text:p>
          <text:p text:style-name="P27">Formed successful development team.</text:p>
          <text:p text:style-name="P27">Intruded KPI for developer assessment.</text:p>
        </text:list-item>
        <text:list-item>
          <text:p text:style-name="P33"><text:span text:style-name="T10">April 2013 - July 2017 (4 years 4 months)</text:span><text:span text:style-name="T6">, Rivasense Technologies, </text:span><text:span text:style-name="T8">Senior Database Architect</text:span><text:span text:style-name="T6">. </text:span><text:span text:style-name="T12">Moscow, Russia</text:span></text:p>
          <text:p text:style-name="P18">Development of <text:span text:style-name="T16">Telco probed passive monitoring equipment.</text:span></text:p>
          <text:p text:style-name="P28">Developed the schema to store whole configuration for the product, selected DBMS to store billions of rows for combined OLTP and OLAP usage profile.</text:p>
        </text:list-item>
        <text:list-item>
          <text:p text:style-name="P33"><text:span text:style-name="T10">September 2009 - July 2014 (4 years 11 months)</text:span><text:span text:style-name="T6">, </text:span><text:a xlink:type="simple" xlink:href="https://www.oracle.com/industries/communications/solutions.html" text:style-name="Internet_20_link" text:visited-style-name="Visited_20_Internet_20_Link">Oracle</text:a><text:span text:style-name="T6">, </text:span><text:span text:style-name="T8">Professional service engineer</text:span><text:span text:style-name="T6">,</text:span><text:span text:style-name="T12"> remote for Mulhouse, France</text:span></text:p>
          <text:p text:style-name="P19">Telco probed passive monitoring equipment, service assurance.</text:p>
          <text:p text:style-name="P29">I took part in number of deployment (as well as upgrade) project in several countries.</text:p>
          <text:p text:style-name="P29">Babysitting projects in both Americas.</text:p>
          <text:p text:style-name="P29">Developed several useful scripts to ease engineer’s life which subsequently were included into upstream distribution.</text:p>
          <text:p text:style-name="P29">During acceptance test in quite emergent situation I made fix of software bug, which was influenced the tests results positively.</text:p>
        </text:list-item>
        <text:list-item>
          <text:p text:style-name="P34"><text:span text:style-name="T10">March 2008 - June 2009 (1 year 4 months),</text:span><text:span text:style-name="T6"> </text:span><text:a xlink:type="simple" xlink:href="https://www.huawei.com/" text:style-name="Internet_20_link" text:visited-style-name="Visited_20_Internet_20_Link">Huawei</text:a><text:span text:style-name="T6">, </text:span><text:span text:style-name="T8">Technical Support Engineer</text:span><text:span text:style-name="T6">, </text:span><text:span text:style-name="T13">. </text:span><text:span text:style-name="T4">Moscow, Russia</text:span></text:p>
          <text:p text:style-name="P20">Telco 3G circuit switching core</text:p>
          <text:p text:style-name="P32"><text:span text:style-name="T3">T</text:span>ook a part in one of the first deployments of 3G networks in Russia for Vimpelcom. 2 cities done by me, alone. I’ve got a thank-you note from the customer for this project.</text:p>
          <text:p text:style-name="P32">Then I moved to pure technical support and provide support for CDMA and WCDMA eqiopment.</text:p>
        </text:list-item>
        <text:list-item>
          <text:p text:style-name="P35"><text:span text:style-name="T10">June 2005 - March 2008 (2 years 10 months)</text:span><text:span text:style-name="T6">, </text:span><text:a xlink:type="simple" xlink:href="https://www.zte.com.cn/global/" text:style-name="Internet_20_link" text:visited-style-name="Visited_20_Internet_20_Link">ZTE</text:a><text:span text:style-name="T6">, </text:span><text:span text:style-name="T8">After-sales technical support engineer</text:span><text:span text:style-name="T6">, </text:span><text:span text:style-name="T12">remote</text:span></text:p>
          <text:p text:style-name="P20"><text:span text:style-name="T20">Telco </text:span>2<text:span text:style-name="T20">G switching core </text:span>and Home Location Register.</text:p>
          <text:p text:style-name="P30"><text:soft-page-break/>Number of projects where I’m alone or with team deployed GSM core network components.</text:p>
        </text:list-item>
      </text:list>
      <text:h text:style-name="Heading_20_3" text:outline-level="3">Education</text:h>
      <text:list xml:id="list2023495400509581725" text:style-name="L2">
        <text:list-item>
          <text:p text:style-name="P36">2001 - 2006, <text:a xlink:type="simple" xlink:href="https://www.mrsu.ru/en/" text:style-name="Internet_20_link" text:visited-style-name="Visited_20_Internet_20_Link">Mordovia State University named after N.P. Ogarev (MSU)</text:a>, <text:span text:style-name="T1">Bachelor</text:span>, of mathematics, applied mathematics and information science.</text:p>
        </text:list-item>
      </text:list>
      <text:p text:style-name="P3"><text:tab/>Graduation work – “Development of CAD <text:span text:style-name="T15">software </text:span>for control <text:a xlink:type="simple" xlink:href="https://en.wikipedia.org/wiki/Numerical_control" text:style-name="Internet_20_link" text:visited-style-name="Visited_20_Internet_20_Link">cnc machines</text:a>.”. An application which allows to import from AutoCAD and alter; or create from scratch 3D drawing and export it into machine’<text:span text:style-name="T15">s</text:span> native format to create a product.</text:p>
      <text:h text:style-name="P10" text:outline-level="3">Hobby</text:h>
      <text:list xml:id="list2895057779946490321" text:style-name="L3">
        <text:list-item>
          <text:p text:style-name="P37">Run<text:span text:style-name="T19">ning</text:span></text:p>
        </text:list-item>
        <text:list-item>
          <text:p text:style-name="P37">Ski<text:span text:style-name="T21">ing</text:span></text:p>
        </text:list-item>
        <text:list-item>
          <text:p text:style-name="P38">Bik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3829e2" officeooo:paragraph-rsid="003829e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cfe7f5"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next-style-name="Left_20_Page"/>
    <style:master-page style:name="Left_20_Page" style:display-name="Left Page" style:page-layout-name="Mpm2" style:next-style-name="Right_20_Page">
      <style:footer>
        <text:p text:style-name="MP1">Andrey Kashirin. Cover letter for the application</text:p>
      </style:footer>
    </style:master-page>
    <style:master-page style:name="Right_20_Page" style:display-name="Right Page" style:page-layout-name="Mpm3" style:next-style-name="Left_20_Page">
      <style:footer>
        <text:p text:style-name="MP1">Andrey Kashirin, CTO at SysQu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y Kashirin</meta:initial-creator>
    <meta:creation-date>2018-12-15T13:37:50.425542074</meta:creation-date>
    <dc:date>2018-12-17T11:23:07.687051315</dc:date>
    <dc:creator>Andrey Kashirin</dc:creator>
    <meta:editing-duration>PT23H24M37S</meta:editing-duration>
    <meta:editing-cycles>35</meta:editing-cycles>
    <meta:generator>LibreOffice/5.1.6.2$Linux_X86_64 LibreOffice_project/10m0$Build-2</meta:generator>
    <meta:document-statistic meta:table-count="1" meta:image-count="0" meta:object-count="0" meta:page-count="5" meta:paragraph-count="63" meta:word-count="933" meta:character-count="5778" meta:non-whitespace-character-count="4947"/>
  </office:meta>
</office:document-meta>
</file>